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Monospace" svg:font-family="Monospace"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No_20_Spacing" style:list-style-name="WWNum2"/>
    <style:style style:name="P3" style:family="paragraph" style:parent-style-name="No_20_Spacing">
      <style:text-properties fo:font-size="12pt" fo:language="fr" fo:country="CA" style:font-size-asian="12pt" style:font-size-complex="12pt"/>
    </style:style>
    <style:style style:name="P4" style:family="paragraph" style:parent-style-name="No_20_Spacing">
      <style:text-properties fo:font-size="11.5pt" fo:language="fr" fo:country="CA" style:font-size-asian="11.5pt" style:font-size-complex="11.5pt"/>
    </style:style>
    <style:style style:name="P5" style:family="paragraph" style:parent-style-name="No_20_Spacing">
      <style:paragraph-properties fo:margin-left="1.27cm" fo:margin-right="0cm" fo:text-indent="0cm" style:auto-text-indent="false"/>
      <style:text-properties fo:font-size="11.5pt" fo:language="fr" fo:country="CA" style:font-size-asian="11.5pt" style:font-size-complex="11.5pt"/>
    </style:style>
    <style:style style:name="T1" style:family="text">
      <style:text-properties fo:font-size="11.5pt" fo:language="fr" fo:country="CA" style:font-size-asian="11.5pt" style:font-size-complex="11.5pt"/>
    </style:style>
    <style:style style:name="T2" style:family="text">
      <style:text-properties fo:language="fr" fo:country="CA" fo:font-weight="bold" style:font-weight-asian="bold"/>
    </style:style>
    <style:style style:name="T3" style:family="text">
      <style:text-properties fo:language="fr" fo:country="CA" style:text-underline-style="solid" style:text-underline-width="auto" style:text-underline-color="font-color"/>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font-size="12pt" fo:language="fr" fo:country="CA"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2">Décisions d’implémentation</text:span></text:h>
      <text:h text:style-name="Heading_20_2" text:outline-level="2"><text:span text:style-name="T3">Décision 1: Implémentation d'une Fonction de déconnexion</text:span></text:h>
      <text:p text:style-name="P3"/>
      <text:p text:style-name="P3">La déconnexion du client au serveur comprenait quelques lignes de code même du côté utilisateur de la classe NetworkClient. Pour se déconnecter du serveur si on est connecté il suffit d'exécuter la méthode « close() » d'une instance de la classe « NetworkClient ». Cependant, cette opération doit être suivi de certaines opérations telles que de changer la valeur de variables booléennes nécessaire à l'activation/désactivation des entrées de menu. De plus il faut changer la valeur de la variable workerActif à « faux » pour signaler au système de traitement des thread que le programme n'est plus en état de dessin à l'écran. </text:p>
      <text:p text:style-name="P3"/>
      <text:p text:style-name="P3">La problématique est que ces lignes de code doivent être répétées à plusieurs endroits dans le code puisque nous voulons déconnecter le client à plusieurs moments. <text:s/>Nous avions donc deux solutions possibles. Soit on accepte la répétition de code, soit on ne l'accepte pas et on réunit ce code dans une méthode qui sera appelé quand on veut déconnecter le client.</text:p>
      <text:p text:style-name="P3"/>
      <text:p text:style-name="P3">Nous avons décidé que nous rassemblerons ces lignes de code dans une méthode « disconnectClient ». Cette méthode serait appelée au besoin et ne prend qu'une ligne de code. Cette méthode offre de nombreux avantages. Premièrement, elle diminue le couplage puisque le code est plus facile à maintenir. Si on veut changer les opérations entourant la déconnexion du client, nous n'avons qu'à mettre à jour les lignes de code dans la méthode « disconnectClient ». Autrement, nous aurions dû maintenir tous les autres bouts de code un à un. Ce qui augmente la difficulté de la maintenance de l'application.</text:p>
      <text:p text:style-name="P3"/>
      <text:p text:style-name="P3">Nous avons constaté qu'il n'existe pas de meilleures solutions que celle présentée. En effet, étant donné la simplicité de la problématique, il est connu que de rassembler les lignes de code dans une méthode est la meilleure des solutions.</text:p>
      <text:p text:style-name="P3"/>
      <text:p text:style-name="P3">Dans le « action listener » de l'item de menu « disconnect » du menu « Network »,</text:p>
      <text:p text:style-name="P3"/>
      <text:p text:style-name="P3"/>
      <text:list xml:id="list120265380" text:style-name="WWNum2">
        <text:list-item>
          <text:p text:style-name="P2"><text:span text:style-name="T1">Présenter la problématique ayant motivé votre réflexion et votre décision. </text:span></text:p>
        </text:list-item>
      </text:list>
      <text:p text:style-name="P5"/>
      <text:list xml:id="list1194253031" text:continue-numbering="true" text:style-name="WWNum2">
        <text:list-item>
          <text:p text:style-name="P2"><text:span text:style-name="T1">Établir le contexte.</text:span></text:p>
        </text:list-item>
      </text:list>
      <text:p text:style-name="P4"/>
      <text:list xml:id="list1834114976" text:continue-numbering="true" text:style-name="WWNum2">
        <text:list-item>
          <text:p text:style-name="P2"><text:span text:style-name="T1">Présenter au moins deux solutions possibles, en expliquant leurs forces et leurs faiblesses, entre autres, en termes de cohésion et de couplage.</text:span></text:p>
        </text:list-item>
      </text:list>
      <text:p text:style-name="P4"/>
      <text:list xml:id="list2006936936" text:continue-numbering="true" text:style-name="WWNum2">
        <text:list-item>
          <text:p text:style-name="P2"><text:span text:style-name="T1">Expliquer la solution retenue, quels sont ses avantages, pourquoi avoir choisi cette solution plutôt qu’une autre.</text:span></text:p>
        </text:list-item>
      </text:list>
      <text:p text:style-name="P4"/>
      <text:list xml:id="list1194294592" text:continue-numbering="true" text:style-name="WWNum2">
        <text:list-item>
          <text:p text:style-name="P2"><text:span text:style-name="T1">Proposer une voie possible d’amélioration. Par exemple, si vous n’aviez pas eu à respecter les contraintes de l’énoncé, y avait-il une solution qui aurait été plus adéquate? Cette solution n’a pas besoin d’être nécessairement meilleure que celle que vous avez retenue, mais elle peut, par exemple, comporter certains avantages que votre solution n’a pas. Si vous considérez que votre solution est idéale, expliquer pourquoi elle répond parfaitement à tous les critères.</text:span></text:p>
        </text:list-item>
      </text:list>
      <text:h text:style-name="P1" text:outline-level="1"><text:span text:style-name="T2">Décisions d’implémentation</text:span></text:h>
      <text:h text:style-name="Heading_20_2" text:outline-level="2"><text:span text:style-name="T3">Décision 2: L'utilisation d'un lambda pour le listener d'un item de menu</text:span></text:h>
      <text:p text:style-name="No_20_Spacing"><text:span text:style-name="T5">Pour ajouter des déclencheurs d'événements à des « menuItem » on utilise habituellement des « ActionListner » qui sont des objets que nous passons en paramètre à la fonction « addActionListener » de l'item de menu. Cela peut se faire de deux façon, on pourrait créer une classe qui implémenterait ActionListener et ensuite passer une instance anonyme à la fonction addActionListener. On pourrait aussi tout simplement utiliser ce qu'on appelle une expression lambda ou fonction anonyme. Ce lambda aurait uniquement l'implémentation de la méthode « actionPerformed ».</text:span></text:p>
      <text:p text:style-name="No_20_Spacing"><text:span text:style-name="T5"/></text:p>
      <text:p text:style-name="No_20_Spacing"><text:span text:style-name="T5">Nous avons opter pour la solutions des lambdas. Le premier avantage est que nous gardons la portée courante de la fonction englobante. En effet, il n'est pas très efficace d'avoir les variables d'instance de la classe englobante hors de porté dans le contexte d'un code qui s'exécute avec un événement de menu. </text:span></text:p>
      <text:p text:style-name="No_20_Spacing"><text:span text:style-name="T5"/></text:p>
      <text:p text:style-name="No_20_Spacing"><text:span text:style-name="T5">Le second avantage est que le respect de la sémantique de programmation établie. En général on créer une classe quand on veut utiliser une instance de cette classe de manière à utiliser à fond l'objet, c'est à dire ces multiples méthodes de son interfaces publiques. Dans le cas d'une classe implémentant « ActionListener », c'est seulement une méthode qui est implémentée et celle-ci n'est utilisé que dans un cas précis. On peut donc dire que de créer une classe uniquement pour contenir un bout de code qui serait exécuter dans un gestionnaire d'événement est inefficace. </text:span></text:p>
      <text:p text:style-name="P3"/>
      <text:p text:style-name="P3">Dans le « action listener » de l'item de menu « disconnect » du menu « Network »,</text:p>
      <text:p text:style-name="P3"/>
      <text:p text:style-name="P3"/>
      <text:list xml:id="list632563016" text:continue-numbering="true" text:style-name="WWNum2">
        <text:list-item>
          <text:p text:style-name="P2"><text:span text:style-name="T1">Présenter la problématique ayant motivé votre réflexion et votre décision. </text:span></text:p>
        </text:list-item>
      </text:list>
      <text:p text:style-name="P5"/>
      <text:list xml:id="list1727300118" text:continue-numbering="true" text:style-name="WWNum2">
        <text:list-item>
          <text:p text:style-name="P2"><text:span text:style-name="T1">Établir le contexte.</text:span></text:p>
        </text:list-item>
      </text:list>
      <text:p text:style-name="P4"/>
      <text:list xml:id="list534603200" text:continue-numbering="true" text:style-name="WWNum2">
        <text:list-item>
          <text:p text:style-name="P2"><text:span text:style-name="T1">Présenter au moins deux solutions possibles, en expliquant leurs forces et leurs faiblesses, entre autres, en termes de cohésion et de couplage.</text:span></text:p>
        </text:list-item>
      </text:list>
      <text:p text:style-name="P4"/>
      <text:list xml:id="list1569398312" text:continue-numbering="true" text:style-name="WWNum2">
        <text:list-item>
          <text:p text:style-name="P2"><text:span text:style-name="T1">Expliquer la solution retenue, quels sont ses avantages, pourquoi avoir choisi cette solution plutôt qu’une autre.</text:span></text:p>
        </text:list-item>
      </text:list>
      <text:p text:style-name="P4"/>
      <text:list xml:id="list1988991854" text:continue-numbering="true" text:style-name="WWNum2">
        <text:list-item>
          <text:p text:style-name="P2"><text:span text:style-name="T1">Proposer une voie possible d’amélioration. Par exemple, si vous n’aviez pas eu à respecter les contraintes de l’énoncé, y avait-il une solution qui aurait été plus adéquate? Cette solution n’a pas besoin d’être nécessairement meilleure que celle que vous avez retenue, mais elle peut, par exemple, comporter certains avantages que votre solution n’a pas. Si vous considérez que votre solution est idéale, expliquer pourquoi elle répond parfaitement à tous les critères.</text:span></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Monospace" svg:font-family="Monospace"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parent-style-name="Standard" style:default-outline-level="">
      <style:paragraph-properties fo:margin-top="0cm" fo:margin-bottom="0cm" fo:line-height="100%"/>
    </style:style>
    <style:style style:name="Heading_20_1" style:display-name="Heading 1" style:family="paragraph" style:parent-style-name="Standard" style:next-style-name="Text_20_body" style:default-outline-level="1" style:list-style-name="" style:class="text">
      <style:paragraph-properties fo:margin-top="0.529cm" fo:margin-bottom="0.071cm"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Text_20_body" style:default-outline-level="2" style:class="text">
      <style:paragraph-properties fo:margin-top="0.423cm" fo:margin-bottom="0.141cm" fo:text-align="start" style:justify-single-word="false"/>
      <style:text-properties fo:font-variant="small-caps" fo:font-size="14pt" fo:letter-spacing="0.009cm" style:font-size-asian="14pt" style:font-size-complex="14pt"/>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uel </meta:initial-creator>
    <meta:creation-date>2011-10-09T22:02:37</meta:creation-date>
    <dc:date>2011-10-09T22:59:27</dc:date>
    <dc:creator>Samuel </dc:creator>
    <meta:editing-duration>PT56M50S</meta:editing-duration>
    <meta:editing-cycles>10</meta:editing-cycles>
    <meta:generator>LibreOffice/3.3$Unix LibreOffice_project/330m19$Build-301</meta:generator>
    <meta:document-statistic meta:table-count="0" meta:image-count="0" meta:object-count="0" meta:page-count="2" meta:paragraph-count="23" meta:word-count="849" meta:character-count="5276"/>
  </office:meta>
</office:document-meta>
</file>